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Zapf Dingbats" svg:font-family="'Zapf Dingbats'" style:font-pitch="variable"/>
    <style:font-face style:name="Zapf Dingbats1" svg:font-family="'Zapf Dingbats'"/>
  </office:font-face-decls>
  <office:automatic-styles>
    <style:style style:name="dp1" style:family="drawing-page"/>
    <style:style style:name="gr1" style:family="graphic" style:parent-style-name="standard">
      <style:graphic-properties draw:fill-color="#fef8d7" draw:opacity="100%" draw:textarea-horizontal-align="justify" draw:textarea-vertical-align="middle" draw:auto-grow-height="false" fo:min-height="19.75cm" fo:min-width="19.25cm"/>
    </style:style>
    <style:style style:name="gr2" style:family="graphic" style:parent-style-name="standard">
      <style:graphic-properties draw:stroke="none" svg:stroke-color="#000000" draw:fill="none" draw:fill-color="#ffffff" fo:min-height="0.911cm"/>
      <style:paragraph-properties style:writing-mode="lr-tb"/>
    </style:style>
    <style:style style:name="P1" style:family="paragraph">
      <loext:graphic-properties draw:fill-color="#fef8d7" draw:opacity="100%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T1" style:family="text">
      <style:text-properties style:font-name="Zapf Dingbats1" fo:font-size="26pt" style:font-name-asian="Zapf Dingbats1" style:font-size-asian="26pt" style:font-name-complex="Zapf Dingbats1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75cm" svg:height="20cm" svg:x="-1cm" svg:y="-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cm" svg:height="1.161cm" svg:x="8.275cm" svg:y="8.32cm">
          <draw:text-box>
            <text:p><text:span text:style-name="T1">❊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Zapf Dingbats" svg:font-family="'Zapf Dingbats'" style:font-pitch="variable"/>
    <style:font-face style:name="Zapf Dingbats1" svg:font-family="'Zapf Dingbats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8cm" fo:page-height="1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1:48:59.936890782</meta:creation-date>
    <dc:date>2024-01-04T14:48:48.403333848</dc:date>
    <meta:editing-duration>PT15M12S</meta:editing-duration>
    <meta:editing-cycles>8</meta:editing-cycles>
    <meta:generator>LibreOffice/7.4.7.2$Linux_X86_64 LibreOffice_project/40$Build-2</meta:generator>
    <meta:document-statistic meta:object-count="2"/>
  </office:meta>
</office:document-meta>
</file>